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23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gt;27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23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gt;27" calcext:base-cell-address="data.E2"/>
          </calcext:conditional-format>
          <calcext:conditional-format calcext:target-range-address="data.E2:data.E23">
            <calcext:condition calcext:apply-style-name="Bad" calcext:value="&lt;18.5" calcext:base-cell-address="data.E2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1:58:20.44653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1:58:39.451971000</dc:date>
    <dc:title>Untitled Spreadsheet</dc:title>
    <dc:description/>
    <dc:subject/>
    <meta:keyword/>
    <meta:editing-duration>P3DT5H6M50S</meta:editing-duration>
    <meta:editing-cycles>101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